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6.84388888888889cm"/>
    </style:style>
    <style:style style:name="co4" style:family="table-column">
      <style:table-column-properties fo:break-before="auto" style:column-width="2.55763888888889cm"/>
    </style:style>
    <style:style style:name="co5" style:family="table-column">
      <style:table-column-properties fo:break-before="auto" style:column-width="11.90625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elpdesk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evelopment of complete application from the scratch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Intranet_Sit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evelopment of application from the scratch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IT_Inventory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PM ‘s modu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ystem Histo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 – Maintenance, repairs, all systems, laptops, desktops, instruments</text:p>
          </table:table-cell>
          <table:table-cell table:number-columns-repeated="16383"/>
        </table:table-row>
        <table:table-row table:number-rows-repeated="1048573" table:style-name="ro2">
          <table:table-cell table:number-columns-repeated="16384"/>
        </table:table-row>
      </table:table>
      <table:table table:name="FAService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Material and mobile request search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Home screen with proper informative tiles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Manage user roles datatable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Vehicle request cancellatio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Vehicle correction</text:p>
          </table:table-cell>
          <table:table-cell office:value-type="string" table:number-columns-spanned="1" table:number-rows-spanned="4" table:style-name="ce3">
            <text:p>Trip correcti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river correction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Date correction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Speedomete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Fuel corrections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heck the sidebar menu after clicking driver tab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FA complaints datatable</text:p>
          </table:table-cell>
          <table:table-cell office:value-type="string" table:number-columns-spanned="1" table:number-rows-spanned="3" table:style-name="ce4">
            <text:p>FA hea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rvice Correction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ll material informaion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Hod and Driver attendance security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Phone and material approval with comments</text:p>
          </table:table-cell>
          <table:table-cell table:style-name="ce2"/>
          <table:table-cell table:number-columns-repeated="16382"/>
        </table:table-row>
        <table:table-row table:number-rows-repeated="1048561" table:style-name="ro2">
          <table:table-cell table:number-columns-repeated="16384"/>
        </table:table-row>
      </table:table>
      <table:table table:name="VisitorPass" table:style-name="ta1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Visitor search, honoured and normal</text:p>
          </table:table-cell>
          <table:table-cell office:value-type="string" table:style-name="ce1">
            <text:p>Complet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dit existing user detai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Update photograph if nee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Data table for daily and monthly visitors and forgot and late coming</text:p>
          </table:table-cell>
          <table:table-cell office:value-type="string" table:style-name="ce1">
            <text:p>Complet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move add user, department, location, designation</text:p>
          </table:table-cell>
          <table:table-cell office:value-type="string" table:style-name="ce1">
            <text:p>Complet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e for late coming</text:p>
          </table:table-cell>
          <table:table-cell office:value-type="string" table:style-name="ce1">
            <text:p>Complet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gregate employee late coming and visitor information as per the location</text:p>
          </table:table-cell>
          <table:table-cell office:value-type="string" table:style-name="ce1">
            <text:p>Complet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 front office, search employee, and location wise viewing</text:p>
          </table:table-cell>
          <table:table-cell office:value-type="string" table:style-name="ce1">
            <text:p>Complet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tor exit location wise</text:p>
          </table:table-cell>
          <table:table-cell office:value-type="string" table:style-name="ce1">
            <text:p>Completed</text:p>
          </table:table-cell>
          <table:table-cell table:number-columns-repeated="16382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dc:creator>vimta labs</dc:creator>
    <meta:creation-date>2024-08-29T12:27:05Z</meta:creation-date>
    <dc:date>2024-09-13T07:46:12Z</dc:date>
    <meta:editing-cycles>15</meta:editing-cycles>
    <meta:editing-duration>PT11751S</meta:editing-duration>
  </office:meta>
</office:document-meta>
</file>